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" style:family="text">
      <style:text-properties fo:font-size="11.00pt" fo:font-weight="normal" fo:font-family="Consolas" style:font-family-asian="Consolas" style:font-family-complex="Consolas" fo:background-color="transparent" fo:color="#0000ff"/>
    </style:style>
    <style:style style:name="T3" style:family="text">
      <style:text-properties fo:font-size="11.00pt" fo:font-weight="normal" fo:font-family="Consolas" style:font-family-asian="Consolas" style:font-family-complex="Consolas" fo:background-color="transparent" fo:color="#0000ff"/>
    </style:style>
    <style:style style:name="T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0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2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2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8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2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4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3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8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3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4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4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6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4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8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4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6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5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2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6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6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6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4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7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6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8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8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8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4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0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0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1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2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1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6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1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6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3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6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4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8" style:family="text">
      <style:text-properties fo:font-size="9.50pt" fo:font-weight="normal" fo:font-family="Consolas" style:font-family-asian="Consolas" style:font-family-complex="Consolas" fo:background-color="transparent" fo:color="#a31515"/>
    </style:style>
    <style:style style:name="T14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2">CODING:</text:span><text:span text:style-name="T3"/></text:p>
      <text:p text:style-name="P1"><text:span text:style-name="T4">using</text:span><text:span text:style-name="T5"><text:s/>System;</text:span></text:p>
      <text:p text:style-name="P1"><text:span text:style-name="T6">using</text:span><text:span text:style-name="T7"><text:s/>System.Collections.Generic;</text:span></text:p>
      <text:p text:style-name="P1"><text:span text:style-name="T8">using</text:span><text:span text:style-name="T9"><text:s/>System.Linq;</text:span></text:p>
      <text:p text:style-name="P1"><text:span text:style-name="T10">using</text:span><text:span text:style-name="T11"><text:s/>System.Text;</text:span></text:p>
      <text:p text:style-name="P1"><text:span text:style-name="T12">using</text:span><text:span text:style-name="T13"><text:s/>System.Threading.Tasks;</text:span></text:p>
      <text:p text:style-name="P1"><text:span text:style-name="T13"/></text:p>
      <text:p text:style-name="P1"><text:span text:style-name="T14">namespace</text:span><text:span text:style-name="T15"><text:s/>object_and_class</text:span></text:p>
      <text:p text:style-name="P1"><text:span text:style-name="T15">{</text:span></text:p>
      <text:p text:style-name="P1"><text:span text:style-name="T15"/></text:p>
      <text:p text:style-name="P1"><text:span text:style-name="T15"><text:s text:c="4"/></text:span><text:span text:style-name="T16">public</text:span><text:span text:style-name="T17"><text:s/></text:span><text:span text:style-name="T18">class</text:span><text:span text:style-name="T19"><text:s/></text:span><text:span text:style-name="T20">method</text:span><text:span text:style-name="T21"><text:s/></text:span><text:span text:style-name="T22">// default constructor method</text:span><text:span text:style-name="T23"/></text:p>
      <text:p text:style-name="P1"><text:span text:style-name="T23"><text:s text:c="4"/>{</text:span></text:p>
      <text:p text:style-name="P1"><text:span text:style-name="T23"><text:s text:c="7"/></text:span><text:span text:style-name="T24">int</text:span><text:span text:style-name="T25"><text:s/>i, count=0;</text:span></text:p>
      <text:p text:style-name="P1"><text:span text:style-name="T25"><text:s text:c="7"/></text:span><text:span text:style-name="T26">public</text:span><text:span text:style-name="T27"><text:s/></text:span><text:span text:style-name="T28">method</text:span><text:span text:style-name="T29">()</text:span></text:p>
      <text:p text:style-name="P1"><text:span text:style-name="T29"><text:s text:c="8"/>{</text:span></text:p>
      <text:p text:style-name="P1"><text:span text:style-name="T29"/></text:p>
      <text:p text:style-name="P1"><text:span text:style-name="T29"><text:s text:c="12"/></text:span><text:span text:style-name="T30">for</text:span><text:span text:style-name="T31">(i=0;i&lt;=20;i++)</text:span></text:p>
      <text:p text:style-name="P1"><text:span text:style-name="T31"><text:s text:c="12"/>{</text:span></text:p>
      <text:p text:style-name="P1"><text:span text:style-name="T31"><text:s text:c="14"/></text:span><text:span text:style-name="T32">if</text:span><text:span text:style-name="T33">(i%2==0)</text:span></text:p>
      <text:p text:style-name="P1"><text:span text:style-name="T33"><text:s text:c="16"/>{</text:span></text:p>
      <text:p text:style-name="P1"><text:span text:style-name="T33"><text:s text:c="19"/></text:span></text:p>
      <text:p text:style-name="P1"><text:span text:style-name="T33"><text:s text:c="20"/>count += 1;</text:span></text:p>
      <text:p text:style-name="P1"><text:span text:style-name="T33"><text:s text:c="19"/></text:span></text:p>
      <text:p text:style-name="P1"><text:span text:style-name="T33"/></text:p>
      <text:p text:style-name="P1"><text:span text:style-name="T33"/></text:p>
      <text:p text:style-name="P1"><text:span text:style-name="T33"><text:s text:c="16"/>}</text:span></text:p>
      <text:p text:style-name="P1"><text:span text:style-name="T33"><text:s text:c="12"/>}</text:span></text:p>
      <text:p text:style-name="P1"><text:span text:style-name="T33"><text:s text:c="12"/>Console.WriteLine(</text:span><text:span text:style-name="T34">"students in even roll number"</text:span><text:span text:style-name="T35">);</text:span></text:p>
      <text:p text:style-name="P1"><text:span text:style-name="T35"><text:s text:c="12"/>Console.WriteLine(count);</text:span></text:p>
      <text:p text:style-name="P1"><text:span text:style-name="T35"><text:s text:c="8"/>}</text:span></text:p>
      <text:p text:style-name="P1"><text:span text:style-name="T35"><text:s text:c="8"/></text:span><text:span text:style-name="T36">public</text:span><text:span text:style-name="T37"><text:s/></text:span><text:span text:style-name="T38">method</text:span><text:span text:style-name="T39">(</text:span><text:span text:style-name="T40">string</text:span><text:span text:style-name="T41"><text:s/>staff,</text:span><text:span text:style-name="T42">int</text:span><text:span text:style-name="T43"><text:s/>id)<text:s/></text:span><text:span text:style-name="T44">// parameterized constructor</text:span><text:span text:style-name="T45"/></text:p>
      <text:p text:style-name="P1"><text:span text:style-name="T45"><text:s text:c="8"/>{</text:span></text:p>
      <text:p text:style-name="P1"><text:span text:style-name="T45"><text:s text:c="12"/>Console.WriteLine(</text:span><text:span text:style-name="T46">"staff NAME IS "</text:span><text:span text:style-name="T47">);</text:span></text:p>
      <text:p text:style-name="P1"><text:span text:style-name="T47"><text:s text:c="12"/>Console.WriteLine(staff);</text:span></text:p>
      <text:p text:style-name="P1"><text:span text:style-name="T47"><text:s text:c="12"/>Console.WriteLine(</text:span><text:span text:style-name="T48">"staff ID IS "</text:span><text:span text:style-name="T49">);</text:span></text:p>
      <text:p text:style-name="P1"><text:span text:style-name="T49"><text:s text:c="12"/>Console.WriteLine(id);</text:span></text:p>
      <text:p text:style-name="P1"><text:span text:style-name="T49"/></text:p>
      <text:p text:style-name="P1"><text:span text:style-name="T49"><text:s text:c="8"/>}</text:span></text:p>
      <text:p text:style-name="P1"><text:span text:style-name="T49"><text:s text:c="8"/></text:span><text:span text:style-name="T50">string</text:span><text:span text:style-name="T51"><text:s/>principle;</text:span></text:p>
      <text:p text:style-name="P1"><text:span text:style-name="T51"><text:s text:c="8"/></text:span><text:span text:style-name="T52">public</text:span><text:span text:style-name="T53"><text:s/></text:span><text:span text:style-name="T54">void</text:span><text:span text:style-name="T55"><text:s/>method1()<text:s/></text:span><text:span text:style-name="T56">// using "this" keyword.</text:span><text:span text:style-name="T57"/></text:p>
      <text:p text:style-name="P1"><text:span text:style-name="T57"><text:s text:c="8"/>{</text:span></text:p>
      <text:p text:style-name="P1"><text:span text:style-name="T57"><text:s text:c="12"/></text:span><text:span text:style-name="T58">string</text:span><text:span text:style-name="T59"><text:s/>principle;</text:span></text:p>
      <text:p text:style-name="P1"><text:span text:style-name="T59"><text:s text:c="12"/></text:span><text:span text:style-name="T60">this</text:span><text:span text:style-name="T61">.principle = Console.ReadLine();</text:span></text:p>
      <text:p text:style-name="P1"><text:span text:style-name="T61"><text:s text:c="12"/>principle = Console.ReadLine();</text:span></text:p>
      <text:p text:style-name="P1"><text:span text:style-name="T61"/></text:p>
      <text:p text:style-name="P1"><text:span text:style-name="T61"><text:s text:c="12"/>Console.Write(</text:span><text:span text:style-name="T62">"PRINCIPLE NAME OUTSIDE THE CLASS"</text:span><text:span text:style-name="T63"><text:s/>+<text:s/></text:span><text:span text:style-name="T64">this</text:span><text:span text:style-name="T65">.principle +<text:s/></text:span><text:span text:style-name="T66">" \n PRINCIPLE NAME INSIDE THE CLASS"</text:span><text:span text:style-name="T67"><text:s/>+ principle);</text:span></text:p>
      <text:p text:style-name="P1"><text:span text:style-name="T67"/></text:p>
      <text:p text:style-name="P1"><text:span text:style-name="T67"><text:s text:c="8"/>}</text:span></text:p>
      <text:p text:style-name="P1"><text:span text:style-name="T67"><text:s text:c="8"/></text:span><text:span text:style-name="T68">int</text:span><text:span text:style-name="T69"><text:s/>workingdays, totalsalary;</text:span></text:p>
      <text:p text:style-name="P1"><text:span text:style-name="T69"><text:s text:c="8"/></text:span><text:span text:style-name="T70">static</text:span><text:span text:style-name="T71"><text:s/></text:span><text:span text:style-name="T72">int</text:span><text:span text:style-name="T73"><text:s/>perday = 250;<text:s/></text:span><text:span text:style-name="T74">//static variable</text:span><text:span text:style-name="T75"/></text:p>
      <text:p text:style-name="P1"><text:span text:style-name="T75"/></text:p>
      <text:p text:style-name="P1"><text:span text:style-name="T75"><text:s text:c="8"/></text:span><text:span text:style-name="T76">public</text:span><text:span text:style-name="T77"><text:s/></text:span><text:span text:style-name="T78">void</text:span><text:span text:style-name="T79"><text:s/>salary(</text:span><text:span text:style-name="T80">string</text:span><text:span text:style-name="T81"><text:s/>staffna)</text:span></text:p>
      <text:p text:style-name="P1"><text:span text:style-name="T81"><text:s text:c="8"/>{</text:span></text:p>
      <text:p text:style-name="P1"><text:span text:style-name="T81"><text:s text:c="12"/></text:span></text:p>
      <text:p text:style-name="P1"><text:span text:style-name="T81"/></text:p>
      <text:p text:style-name="P1"><text:span text:style-name="T81"><text:s text:c="12"/>Console.WriteLine(staffna);</text:span></text:p>
      <text:p text:style-name="P1"><text:span text:style-name="T81"><text:s text:c="12"/>Console.WriteLine(staffna);</text:span></text:p>
      <text:p text:style-name="P1"><text:span text:style-name="T81"><text:s text:c="12"/>workingdays = Convert.ToInt32(Console.ReadLine());</text:span></text:p>
      <text:p text:style-name="P1"><text:span text:style-name="T81"><text:s text:c="12"/>totalsalary = workingdays * perday;</text:span></text:p>
      <text:p text:style-name="P1"><text:span text:style-name="T81"><text:s text:c="12"/>Console.WriteLine(totalsalary);</text:span></text:p>
      <text:p text:style-name="P1"><text:span text:style-name="T81"/></text:p>
      <text:p text:style-name="P1"><text:span text:style-name="T81"><text:s text:c="8"/>}</text:span></text:p>
      <text:p text:style-name="P1"><text:span text:style-name="T81"><text:s text:c="4"/>}</text:span></text:p>
      <text:p text:style-name="P1"><text:span text:style-name="T81"><text:s text:c="4"/></text:span><text:span text:style-name="T82">public</text:span><text:span text:style-name="T83"><text:s/></text:span><text:span text:style-name="T84">struct</text:span><text:span text:style-name="T85"><text:s/></text:span><text:span text:style-name="T86">students</text:span><text:span text:style-name="T87"><text:s/></text:span><text:span text:style-name="T88">// struct method</text:span><text:span text:style-name="T89"/></text:p>
      <text:p text:style-name="P1"><text:span text:style-name="T89"><text:s text:c="4"/>{</text:span></text:p>
      <text:p text:style-name="P1"><text:span text:style-name="T89"><text:s text:c="8"/></text:span><text:span text:style-name="T90">public</text:span><text:span text:style-name="T91"><text:s/></text:span><text:span text:style-name="T92">int</text:span><text:span text:style-name="T93"><text:s/>rollno,mark1,mark2,total;</text:span></text:p>
      <text:p text:style-name="P1"><text:span text:style-name="T93"><text:s text:c="7"/></text:span><text:span text:style-name="T94">public</text:span><text:span text:style-name="T95"><text:s/></text:span><text:span text:style-name="T96">void</text:span><text:span text:style-name="T97"><text:s/>display(</text:span><text:span text:style-name="T98">int</text:span><text:span text:style-name="T99"><text:s/>roll,</text:span><text:span text:style-name="T100">int</text:span><text:span text:style-name="T101"><text:s/>m1,</text:span><text:span text:style-name="T102">int</text:span><text:span text:style-name="T103"><text:s/>m2)</text:span></text:p>
      <text:p text:style-name="P1"><text:span text:style-name="T103"><text:s text:c="8"/>{</text:span></text:p>
      <text:p text:style-name="P1"><text:span text:style-name="T103"><text:s text:c="12"/>total = m1 + m2;</text:span></text:p>
      <text:p text:style-name="P1"><text:span text:style-name="T103"><text:s text:c="12"/>Console.WriteLine(</text:span><text:span text:style-name="T104">"total \t"</text:span><text:span text:style-name="T105"><text:s/>+ total);</text:span></text:p>
      <text:p text:style-name="P1"><text:span text:style-name="T105"/></text:p>
      <text:p text:style-name="P1"><text:span text:style-name="T105"><text:s text:c="8"/>}</text:span></text:p>
      <text:p text:style-name="P1"><text:span text:style-name="T105"/></text:p>
      <text:p text:style-name="P1"><text:span text:style-name="T105"/></text:p>
      <text:p text:style-name="P1"><text:span text:style-name="T105"><text:s text:c="4"/>}</text:span></text:p>
      <text:p text:style-name="P1"><text:span text:style-name="T105"><text:s text:c="4"/></text:span><text:span text:style-name="T106">public</text:span><text:span text:style-name="T107"><text:s/></text:span><text:span text:style-name="T108">enum</text:span><text:span text:style-name="T109"><text:s/></text:span><text:span text:style-name="T110">receptionalistid</text:span><text:span text:style-name="T111"><text:s/></text:span><text:span text:style-name="T112">// enum method</text:span><text:span text:style-name="T113"/></text:p>
      <text:p text:style-name="P1"><text:span text:style-name="T113"><text:s text:c="4"/>{</text:span></text:p>
      <text:p text:style-name="P1"><text:span text:style-name="T113"><text:s text:c="8"/>mba=1,mca,bsc,ft,mech,civil</text:span></text:p>
      <text:p text:style-name="P1"><text:span text:style-name="T113"><text:s text:c="4"/>}</text:span></text:p>
      <text:p text:style-name="P1"><text:span text:style-name="T113"><text:s text:c="4"/></text:span><text:span text:style-name="T114">class</text:span><text:span text:style-name="T115"><text:s/></text:span><text:span text:style-name="T116">Program</text:span><text:span text:style-name="T117"/></text:p>
      <text:p text:style-name="P1"><text:span text:style-name="T117"><text:s text:c="4"/>{</text:span></text:p>
      <text:p text:style-name="P1"><text:span text:style-name="T117"><text:s text:c="8"/></text:span><text:span text:style-name="T118">static</text:span><text:span text:style-name="T119"><text:s/></text:span><text:span text:style-name="T120">void</text:span><text:span text:style-name="T121"><text:s/>Main(</text:span><text:span text:style-name="T122">string</text:span><text:span text:style-name="T123">[] args)</text:span></text:p>
      <text:p text:style-name="P1"><text:span text:style-name="T123"><text:s text:c="8"/>{</text:span></text:p>
      <text:p text:style-name="P1"><text:span text:style-name="T123"><text:s text:c="12"/>method obj =<text:s/></text:span><text:span text:style-name="T124">new</text:span><text:span text:style-name="T125"><text:s/>method();</text:span></text:p>
      <text:p text:style-name="P1"><text:span text:style-name="T125"><text:s text:c="12"/></text:span><text:span text:style-name="T126">string</text:span><text:span text:style-name="T127"><text:s/>staffname;</text:span></text:p>
      <text:p text:style-name="P1"><text:span text:style-name="T127"><text:s text:c="12"/>staffname= Console.ReadLine();</text:span></text:p>
      <text:p text:style-name="P1"><text:span text:style-name="T127"><text:s text:c="12"/></text:span><text:span text:style-name="T128">int</text:span><text:span text:style-name="T129"><text:s/>staffid = Convert.ToInt32(Console.ReadLine());</text:span></text:p>
      <text:p text:style-name="P1"><text:span text:style-name="T130"><text:s text:c="12"/></text:span><text:span text:style-name="T131">method ob =<text:s/></text:span><text:span text:style-name="T132">new</text:span><text:span text:style-name="T133"><text:s/>method(staffname,staffid);</text:span></text:p>
      <text:p text:style-name="P1"><text:span text:style-name="T133"><text:s text:c="12"/>ob.method1();</text:span></text:p>
      <text:p text:style-name="P1"><text:span text:style-name="T133"><text:s text:c="12"/>ob.salary(staffname);</text:span></text:p>
      <text:p text:style-name="P1"><text:span text:style-name="T133"/></text:p>
      <text:p text:style-name="P1"><text:span text:style-name="T133"/></text:p>
      <text:p text:style-name="P1"><text:span text:style-name="T133"><text:s text:c="12"/></text:span></text:p>
      <text:p text:style-name="P1"><text:span text:style-name="T133"/></text:p>
      <text:p text:style-name="P1"><text:span text:style-name="T133"><text:s text:c="12"/>students stu =<text:s/></text:span><text:span text:style-name="T134">new</text:span><text:span text:style-name="T135"><text:s/>students();</text:span></text:p>
      <text:p text:style-name="P1"><text:span text:style-name="T135"><text:s text:c="12"/>stu.rollno = 20;</text:span></text:p>
      <text:p text:style-name="P1"><text:span text:style-name="T135"><text:s text:c="12"/>stu.mark1 = 80;</text:span></text:p>
      <text:p text:style-name="P1"><text:span text:style-name="T135"><text:s text:c="12"/>stu.mark2 = 90;</text:span></text:p>
      <text:p text:style-name="P1"><text:span text:style-name="T135"><text:s text:c="12"/>Console.WriteLine(</text:span><text:span text:style-name="T136">"rollno \t"</text:span><text:span text:style-name="T137">+stu.rollno);</text:span></text:p>
      <text:p text:style-name="P1"><text:span text:style-name="T137"><text:s text:c="12"/>stu.display(stu.rollno,stu.mark1,stu.mark2);</text:span></text:p>
      <text:p text:style-name="P1"><text:span text:style-name="T137"/></text:p>
      <text:p text:style-name="P1"><text:span text:style-name="T137"/></text:p>
      <text:p text:style-name="P1"><text:span text:style-name="T137"><text:s text:c="12"/></text:span><text:span text:style-name="T138">int</text:span><text:span text:style-name="T139"><text:s/>x = (</text:span><text:span text:style-name="T140">int</text:span><text:span text:style-name="T141">)receptionalistid.bsc;</text:span></text:p>
      <text:p text:style-name="P1"><text:span text:style-name="T141"><text:s text:c="12"/></text:span><text:span text:style-name="T142">int</text:span><text:span text:style-name="T143"><text:s/>y = (</text:span><text:span text:style-name="T144">int</text:span><text:span text:style-name="T145">)receptionalistid.mech;</text:span></text:p>
      <text:p text:style-name="P1"><text:span text:style-name="T145"><text:s text:c="12"/>Console.WriteLine(</text:span><text:span text:style-name="T146">"BSC ="</text:span><text:span text:style-name="T147">+x);</text:span></text:p>
      <text:p text:style-name="P1"><text:span text:style-name="T147"><text:s text:c="12"/>Console.WriteLine(</text:span><text:span text:style-name="T148">"MECH ="</text:span><text:span text:style-name="T149">+y);</text:span></text:p>
      <text:p text:style-name="P1"><text:span text:style-name="T149"><text:s text:c="12"/>Console.ReadKey();</text:span></text:p>
      <text:p text:style-name="P1"><text:span text:style-name="T149"/></text:p>
      <text:p text:style-name="P1"><text:span text:style-name="T149"><text:s text:c="8"/>}</text:span></text:p>
      <text:p text:style-name="P1"><text:span text:style-name="T149"><text:s text:c="4"/>}</text:span></text:p>
      <text:p text:style-name="P1"><text:span text:style-name="T149">}</text:span></text:p>
      <text:p text:style-name="P1"><text:span text:style-name="T150">SCREENSHOT:</text:span></text:p>
      <text:p text:style-name="P2"><draw:frame text:anchor-type="as-char" svg:width="180.18mm" svg:height="112.98mm" style:rel-width="scale" style:rel-height="scale"><draw:object-ole xlink:href="OleObj1"/><draw:image xlink:href="ObjectReplacements/OleObj1"/></draw:frame><text:span text:style-name="T150"/></text:p>
      <text:p text:style-name="P3"><text:span text:style-name="T15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